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8889" officeooo:paragraph-rsid="00098889"/>
    </style:style>
    <style:style style:name="P2" style:family="paragraph" style:parent-style-name="Standard">
      <style:text-properties officeooo:rsid="000af1c3" officeooo:paragraph-rsid="000af1c3"/>
    </style:style>
    <style:style style:name="P3" style:family="paragraph" style:parent-style-name="Standard">
      <style:text-properties officeooo:rsid="000c4756" officeooo:paragraph-rsid="000c4756"/>
    </style:style>
    <style:style style:name="P4" style:family="paragraph" style:parent-style-name="Standard">
      <style:text-properties fo:font-weight="bold" officeooo:rsid="000af1c3" officeooo:paragraph-rsid="000af1c3" style:font-weight-asian="bold" style:font-weight-complex="bold"/>
    </style:style>
    <style:style style:name="P5" style:family="paragraph" style:parent-style-name="Standard">
      <style:text-properties fo:font-weight="bold" officeooo:rsid="000c4756" officeooo:paragraph-rsid="000c4756" style:font-weight-asian="bold" style:font-weight-complex="bold"/>
    </style:style>
    <style:style style:name="P6" style:family="paragraph" style:parent-style-name="Standard">
      <style:text-properties fo:font-weight="normal" officeooo:rsid="000c4756" officeooo:paragraph-rsid="000c4756" style:font-weight-asian="normal" style:font-weight-complex="normal"/>
    </style:style>
    <style:style style:name="P7" style:family="paragraph" style:parent-style-name="Standard">
      <style:text-properties fo:font-weight="normal" officeooo:rsid="000d75f6" officeooo:paragraph-rsid="000d75f6" style:font-weight-asian="normal" style:font-weight-complex="normal"/>
    </style:style>
    <style:style style:name="P8" style:family="paragraph" style:parent-style-name="Standard">
      <style:text-properties officeooo:rsid="000c4756" officeooo:paragraph-rsid="000c4756"/>
    </style:style>
    <style:style style:name="P9" style:family="paragraph" style:parent-style-name="Standard">
      <style:text-properties officeooo:rsid="001398c0" officeooo:paragraph-rsid="001398c0"/>
    </style:style>
    <style:style style:name="T1" style:family="text">
      <style:text-properties style:text-position="super 58%"/>
    </style:style>
    <style:style style:name="T2" style:family="text">
      <style:text-properties officeooo:rsid="000f657f"/>
    </style:style>
    <style:style style:name="T3" style:family="text">
      <style:text-properties officeooo:rsid="00158f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T302 Data Visualization</text:p>
      <text:p text:style-name="P1">Jingyang Zhang</text:p>
      <text:p text:style-name="P1">June 3<text:span text:style-name="T1">rd</text:span>, 2020</text:p>
      <text:p text:style-name="P1">Final Project Memo</text:p>
      <text:p text:style-name="P1"/>
      <text:p text:style-name="P1"/>
      <text:p text:style-name="P4">What is the core concept(s) or insight(s) into the data that you believe the visualization communicates?</text:p>
      <text:p text:style-name="P2"/>
      <text:p text:style-name="P3">Visualize COVID19 cases (i.e confirmed cases, recovered cases, and deaths cases) on a geographical map allow communication of the following core concepts:</text:p>
      <text:p text:style-name="P3"/>
      <text:p text:style-name="P3">1. Is there an association between geographical location of a country and the number of cases the country has? For example, do we observe geographical clusters of which countries with higher number of cases are surrounded by countries with higher number of cases?</text:p>
      <text:p text:style-name="P3"/>
      <text:p text:style-name="P9">2. The bar chart allows us to see the top ten countries with the most COVID19 cases (i.e. confirmed cases, recovered cases, and deaths cases). <text:span text:style-name="T3">It also allows us to see whether there is one or more countries with significantly higher numbers of cases among the top ten countries. </text:span></text:p>
      <text:p text:style-name="P3"/>
      <text:p text:style-name="P5">Choice of widgets: two widgets are used in this visualization project and they are used for:</text:p>
      <text:p text:style-name="P5"/>
      <text:p text:style-name="P6">1. Selection menu: the selection menu allows the user to select which type of COVID 19 cases to display on the map. The three available options are: number of confirmed cases, number of recovered cases, and number of deaths cases.</text:p>
      <text:p text:style-name="P6"/>
      <text:p text:style-name="P7">2. Date slider: the date slider allows the user to either display COVID19 cases on the map for a specific date or to see changes in number of COVID19 cases geographically along time. <text:span text:style-name="T2">This allows the user to observe both the geographic trend of the number of COVID19 cases (i.e. how does the COVID19 outbreak spread geographically?) and the time trend (i.e. how does the number COVID19 cases change as time goes?)</text:span></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1:39:45.462000000</meta:creation-date>
    <meta:generator>Trio_Office/6.2.8.2$Windows_x86 LibreOffice_project/</meta:generator>
    <dc:date>2020-06-05T11:22:13.576000000</dc:date>
    <meta:editing-duration>PT16M27S</meta:editing-duration>
    <meta:editing-cycles>8</meta:editing-cycles>
    <meta:document-statistic meta:table-count="0" meta:image-count="0" meta:object-count="0" meta:page-count="1" meta:paragraph-count="11" meta:word-count="269" meta:character-count="1606" meta:non-whitespace-character-count="1347"/>
  </office:meta>
</office:document-meta>
</file>